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OpenSymbol" svg:font-family="OpenSymbol, 'Arial Unicode MS'"/>
    <style:font-face style:name="Microsoft Sans Serif" svg:font-family="'Microsoft Sans Serif'"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1" style:family="table">
      <style:table-properties style:width="17cm" fo:margin-left="0.302cm" table:align="left" style:writing-mode="lr-tb"/>
    </style:style>
    <style:style style:name="Table1.A" style:family="table-column">
      <style:table-column-properties style:column-width="2.708cm"/>
    </style:style>
    <style:style style:name="Table1.B" style:family="table-column">
      <style:table-column-properties style:column-width="3.249cm"/>
    </style:style>
    <style:style style:name="Table1.C" style:family="table-column">
      <style:table-column-properties style:column-width="4.695cm"/>
    </style:style>
    <style:style style:name="Table1.D" style:family="table-column">
      <style:table-column-properties style:column-width="6.348cm"/>
    </style:style>
    <style:style style:name="Table1.1" style:family="table-row">
      <style:table-row-properties style:keep-together="true" fo:keep-together="auto"/>
    </style:style>
    <style:style style:name="Table1.A1" style:family="table-cell">
      <style:table-cell-properties fo:padding="0cm" fo:border-left="0.05pt solid #000000" fo:border-right="none" fo:border-top="0.05pt solid #000000" fo:border-bottom="0.5pt solid #000000"/>
    </style:style>
    <style:style style:name="Table1.D1" style:family="table-cell">
      <style:table-cell-properties fo:padding="0cm" fo:border-left="0.05pt solid #000000" fo:border-right="0.5pt solid #000000" fo:border-top="0.05pt solid #000000" fo:border-bottom="0.05pt solid #000000"/>
    </style:style>
    <style:style style:name="P1" style:family="paragraph" style:parent-style-name="Text_20_body">
      <style:text-properties style:font-name="Times New Roman" style:font-name-asian="Microsoft Sans Serif" style:font-name-complex="Microsoft Sans Serif"/>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margin-left="0.762cm" fo:margin-right="0cm" fo:text-indent="-0.762cm" style:auto-text-indent="false">
        <style:tab-stops/>
      </style:paragraph-properties>
    </style:style>
    <style:style style:name="P6" style:family="paragraph" style:parent-style-name="Heading_20_3">
      <style:paragraph-properties fo:margin-left="1.27cm" fo:margin-right="0cm" fo:text-indent="-1.27cm" style:auto-text-indent="false">
        <style:tab-stops/>
      </style:paragraph-properties>
    </style:style>
    <style:style style:name="P7" style:family="paragraph" style:parent-style-name="Table_20_Text">
      <style:text-properties fo:font-weight="bold" style:font-weight-asian="bold" style:font-weight-complex="bold"/>
    </style:style>
    <style:style style:name="P8" style:family="paragraph" style:parent-style-name="Heading_20_2">
      <style:paragraph-properties fo:margin-left="1.016cm" fo:margin-right="0cm" fo:text-indent="-1.016cm" style:auto-text-indent="false">
        <style:tab-stops/>
      </style:paragraph-properties>
    </style:style>
    <style:style style:name="P9" style:family="paragraph" style:parent-style-name="Code">
      <style:text-properties fo:font-style="normal" fo:font-weight="normal" style:font-style-asian="normal" style:font-weight-asian="normal" style:font-style-complex="normal" style:font-weight-complex="normal"/>
    </style:style>
    <style:style style:name="P10" style:family="paragraph" style:parent-style-name="Code">
      <style:text-properties fo:font-style="normal" style:font-style-asian="normal" style:font-style-complex="normal"/>
    </style:style>
    <style:style style:name="P11" style:family="paragraph" style:parent-style-name="Code">
      <style:text-properties fo:font-weight="normal" style:font-weight-asian="normal" style:font-weight-complex="normal"/>
    </style:style>
    <style:style style:name="P12" style:family="paragraph" style:parent-style-name="Code">
      <style:paragraph-properties fo:margin-left="0cm" fo:margin-right="0cm" fo:text-indent="0cm" style:auto-text-indent="false"/>
    </style:style>
    <style:style style:name="P13" style:family="paragraph" style:parent-style-name="Heading_20_3">
      <style:text-properties fo:font-style="normal" style:font-style-asian="normal" style:font-style-complex="normal"/>
    </style:style>
    <style:style style:name="P14" style:family="paragraph" style:parent-style-name="Heading_20_2">
      <style:text-properties fo:font-style="normal" style:font-style-asian="normal" style:font-style-complex="normal"/>
    </style:style>
    <style:style style:name="P15" style:family="paragraph" style:parent-style-name="Heading_20_1">
      <style:text-properties fo:font-style="normal" style:font-style-asian="normal" style:font-style-complex="normal"/>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Heading_20_4">
      <style:text-properties fo:font-style="normal" fo:font-weight="normal" style:font-style-asian="normal" style:font-weight-asian="normal" style:font-style-complex="normal" style:font-weight-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master-page-name="Standard">
      <style:paragraph-properties fo:margin-left="0.762cm" fo:margin-right="0cm" fo:text-indent="-0.762cm" style:auto-text-indent="false" style:page-number="auto">
        <style:tab-stops/>
      </style:paragraph-properties>
    </style:style>
    <style:style style:name="P22" style:family="paragraph" style:parent-style-name="Heading_20_3" style:list-style-name="RTF_5f_Num_20_2"/>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RTF_5f_Num_20_3">
      <style:paragraph-properties fo:margin-left="0.635cm" fo:margin-right="0cm" fo:text-indent="0cm" style:auto-text-indent="false">
        <style:tab-stops/>
      </style:paragraph-properties>
    </style:style>
    <style:style style:name="T1" style:family="text">
      <style:text-properties fo:color="#000080" fo:language="zxx" fo:country="none" style:text-underline-style="solid" style:text-underline-width="auto" style:text-underline-color="font-color" style:language-asian="zxx" style:country-asian="none"/>
    </style:style>
    <style:style style:name="T2" style:family="text">
      <style:text-properties fo:color="#000080" style:font-name="Microsoft Sans Serif" fo:font-size="8.5pt" fo:language="en" fo:country="GB" style:text-underline-style="solid" style:text-underline-width="auto" style:text-underline-color="font-color" style:font-name-asian="Microsoft Sans Serif" style:language-asian="zxx" style:country-asian="none" style:font-name-complex="Microsoft Sans Serif"/>
    </style:style>
    <style:style style:name="T3" style:family="text">
      <style:text-properties fo:font-weight="bold" style:font-weight-asian="bold" style:font-weight-complex="bold"/>
    </style:style>
    <style:style style:name="T4" style:family="text">
      <style:text-properties style:font-name-complex="Arial"/>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name="Microsoft Sans Serif" fo:font-size="8.5pt" style:font-name-asian="Microsoft Sans Serif" style:font-name-complex="Microsoft Sans Serif"/>
    </style:style>
    <style:style style:name="T9" style:family="text">
      <style:text-properties fo:color="#000000"/>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 style:font-name-asian="Microsoft Sans Serif" style:font-name-complex="Microsoft Sans Serif"/>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h text:style-name="P21" text:outline-level="1">Global Health project: technical documentation</text:h>
      <text:p text:style-name="P5">Author: <text:tab/>Fred Riley</text:p>
      <text:p text:style-name="P5">Updated: <text:tab/><text:date style:data-style-name="N37" text:date-value="2013-05-10T22:44:22.72">10/05/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Global Health project: technical documentation<text:tab/>1</text:p>
          <text:p text:style-name="P20">Servers<text:tab/>2</text:p>
          <text:p text:style-name="P19">Development website (FR host)<text:tab/>2</text:p>
          <text:p text:style-name="P19">UoN website<text:tab/>2</text:p>
          <text:p text:style-name="P19">localhost<text:tab/>2</text:p>
          <text:p text:style-name="P19">MySQL - University of Nottingham<text:tab/>3</text:p>
          <text:p text:style-name="P19">MySQL - FR site<text:tab/>3</text:p>
          <text:p text:style-name="P19">Resource database prototype<text:tab/>3</text:p>
          <text:p text:style-name="P20">Bootstrap<text:tab/>3</text:p>
          <text:p text:style-name="P19">BS Forum posts<text:tab/>3</text:p>
          <text:p text:style-name="P19">Form elements in Bootstrap<text:tab/>3</text:p>
          <text:p text:style-name="P20">Codeigniter<text:tab/>4</text:p>
          <text:p text:style-name="P19">Sessions<text:tab/>4</text:p>
          <text:p text:style-name="P18">Flashdata<text:tab/>4</text:p>
          <text:p text:style-name="P18">Encryption key<text:tab/>4</text:p>
          <text:p text:style-name="P19">Authentication<text:tab/>5</text:p>
          <text:p text:style-name="P18">Users<text:tab/>5</text:p>
          <text:p text:style-name="P18">Ion Auth tables <text:tab/>5</text:p>
          <text:p text:style-name="P18">User table<text:tab/>5</text:p>
          <text:p text:style-name="P18">Messages<text:tab/>5</text:p>
          <text:p text:style-name="P18">CI forum posts<text:tab/>5</text:p>
          <text:p text:style-name="P18">Groups<text:tab/>6</text:p>
          <text:p text:style-name="P19">View templating<text:tab/>6</text:p>
          <text:p text:style-name="P18">Exceptions<text:tab/>6</text:p>
          <text:p text:style-name="P19">Pagination<text:tab/>7</text:p>
          <text:p text:style-name="P19">Security<text:tab/>7</text:p>
          <text:p text:style-name="P20">Images<text:tab/>7</text:p>
          <text:p text:style-name="P20">SQL<text:tab/>7</text:p>
          <text:p text:style-name="P18">Foreign key constraints<text:tab/>7</text:p>
          <text:p text:style-name="P19">Queries<text:tab/>8</text:p>
          <text:p text:style-name="P18">Batch table renaming<text:tab/>8</text:p>
          <text:p text:style-name="P18">Alphabetical sorting<text:tab/>8</text:p>
          <text:p text:style-name="P18">Resources by key area (subquery)<text:tab/>9</text:p>
          <text:p text:style-name="P20">Forms<text:tab/>9</text:p>
          <text:p text:style-name="P19">Contact forms<text:tab/>10</text:p>
          <text:p text:style-name="P18">Form validation: contact<text:tab/>10</text:p>
          <text:p text:style-name="P18">Anti-spam<text:tab/>10</text:p>
          <text:p text:style-name="P19">Search<text:tab/>10</text:p>
          <text:p text:style-name="P16">Autocomplete<text:tab/>10</text:p>
          <text:p text:style-name="P19">Resource forms<text:tab/>10</text:p>
          <text:p text:style-name="P18">Tag prettification and autocomplete<text:tab/>11</text:p>
          <text:p text:style-name="P19">Administration forms<text:tab/>11</text:p>
          <text:p text:style-name="P18">User<text:tab/>11</text:p>
          <text:p text:style-name="P18">Create user<text:tab/>11</text:p>
          <text:p text:style-name="P18"><text:soft-page-break/>Form validation<text:tab/>12</text:p>
          <text:p text:style-name="P16">CI validation library<text:tab/>12</text:p>
          <text:p text:style-name="P16">jQuery validation<text:tab/>12</text:p>
          <text:p text:style-name="P16">jQuery validation rules<text:tab/>13</text:p>
          <text:p text:style-name="P16">jQuery selector problem<text:tab/>13</text:p>
          <text:p text:style-name="P19">Email addresses<text:tab/>14</text:p>
          <text:p text:style-name="P19">TinyMCE (HTML editor)<text:tab/>14</text:p>
          <text:p text:style-name="P18">TinyMCE prevents form submission (BIG BUG!)<text:tab/>14</text:p>
          <text:p text:style-name="P20">Troubleshooting<text:tab/>15</text:p>
          <text:p text:style-name="P19">Uncaught exceptions<text:tab/>15</text:p>
          <text:p text:style-name="P20">Dialogues<text:tab/>15</text:p>
          <text:p text:style-name="P19">Delete confirmation<text:tab/>15</text:p>
          <text:p text:style-name="P20">News system<text:tab/>16</text:p>
          <text:p text:style-name="P19">RSS feed<text:tab/>16</text:p>
          <text:p text:style-name="P18">Dates<text:tab/>16</text:p>
          <text:p text:style-name="P20">Social Networking<text:tab/>17</text:p>
          <text:p text:style-name="P19">Facebook<text:tab/>17</text:p>
          <text:p text:style-name="P18">Adding a Like button<text:tab/>17</text:p>
          <text:p text:style-name="P20">Documentation<text:tab/>17</text:p>
          <text:p text:style-name="P19">phpdoc<text:tab/>17</text:p>
          <text:p text:style-name="P20">HTML<text:tab/>17</text:p>
          <text:p text:style-name="P19">mailtos<text:tab/>17</text:p>
        </text:index-body>
      </text:table-of-content>
      <text:p text:style-name="P5"/>
      <text:section text:style-name="Sect2" text:name="Section3">
        <text:h text:style-name="Heading_20_1" text:outline-level="1">Servers</text:h>
        <text:p text:style-name="Text_20_body">Apach authentication managed via .htaccess + .htpasswd. The system paths of the relevant .htpasswd files are below for each host. </text:p>
        <text:h text:style-name="Heading_20_2" text:outline-level="2">Development website (FR host)</text:h>
        <text:p text:style-name="Text_20_body"><text:a xlink:type="simple" xlink:href="http://www.fredriley.org.uk/projects/globalhealth/">http://www.fredriley.org.uk/projects/globalhealth/</text:a></text:p>
        <text:p text:style-name="Text_20_body">user: globalhealth<text:line-break/>pass: squirrels </text:p>
        <text:p text:style-name="Text_20_body">password file path: /home/fredriley/.htpasswd</text:p>
        <text:p text:style-name="Text_20_body">Useful diagnostics: <text:a xlink:type="simple" xlink:href="http://www.fredriley.org.uk/test/env.php"><text:span text:style-name="T1">environment vars</text:span></text:a>, <text:a xlink:type="simple" xlink:href="http://www.fredriley.org.uk/test/phpinfo.php"><text:span text:style-name="T1">phpinfo()</text:span></text:a> (both links in test area)</text:p>
        <text:p text:style-name="Text_20_body">Test area: fredriley/c****ns</text:p>
        <text:h text:style-name="Heading_20_2" text:outline-level="2">UoN website</text:h>
        <text:p text:style-name="Text_20_body"><text:a xlink:type="simple" xlink:href="https://www.nottingham.ac.uk/%7Entzrlo/globalhealth/" office:target-frame-name="_blank" xlink:show="new">https://www.nottingham.ac.uk/~ntzrlo/globalhealth/</text:a><text:line-break/><text:line-break/>user: globalhealth<text:line-break/>pass: squirrels </text:p>
        <text:p text:style-name="Text_20_body">password file path: /home/ntzrlo/.htpasswd </text:p>
        <text:h text:style-name="Heading_20_2" text:outline-level="2">localhost</text:h>
        <text:p text:style-name="Text_20_body">Using XAMPP for Windows. The webroot is XAMPP's htdocs folder. </text:p>
        <text:p text:style-name="Text_20_body">path: C:\devt\xampp\htdocs\globalhealth</text:p>
        <text:p text:style-name="Text_20_body"><text:soft-page-break/>URL: <text:a xlink:type="simple" xlink:href="http://localhost/globalhealth"><text:span text:style-name="T1">http://localhost/globalhealth</text:span></text:a></text:p>
        <text:p text:style-name="Text_20_body">MySQL user is <text:span text:style-name="T3">root</text:span>, no password. Database table is <text:span text:style-name="T3">global_health</text:span>. </text:p>
        <text:h text:style-name="Heading_20_2" text:outline-level="2">MySQL - University of Nottingham</text:h>
        <text:p text:style-name="Text_20_body">host: mysql.nottingham.ac.uk</text:p>
        <text:p text:style-name="Text_20_body">management: <text:a xlink:type="simple" xlink:href="https://www.nottingham.ac.uk/%7Entzrlo/rlos/database/adminer-3.3.3-mysql.php"><text:span text:style-name="T1">Adminer for ntzrlo</text:span></tex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User</text:p>
            </table:table-cell>
            <table:table-cell table:style-name="Table1.A1" office:value-type="string">
              <text:p text:style-name="P7">Pass</text:p>
            </table:table-cell>
            <table:table-cell table:style-name="Table1.A1" office:value-type="string">
              <text:p text:style-name="P7">MySQL<text:span text:style-name="T4"> </text:span>privileges</text:p>
            </table:table-cell>
            <table:table-cell table:style-name="Table1.D1" office:value-type="string">
              <text:p text:style-name="P7">Notes</text:p>
            </table:table-cell>
          </table:table-row>
          <table:table-row table:style-name="Table1.1">
            <table:table-cell table:style-name="Table1.A1" office:value-type="string">
              <text:p text:style-name="Table_20_Text">ntzfr_admin</text:p>
            </table:table-cell>
            <table:table-cell table:style-name="Table1.A1" office:value-type="string">
              <text:p text:style-name="Table_20_Text">tRU2A7Er-W</text:p>
            </table:table-cell>
            <table:table-cell table:style-name="Table1.A1" office:value-type="string">
              <text:p text:style-name="Table_20_Text">all<text:span text:style-name="T4"> </text:span>bar<text:span text:style-name="T4"> </text:span>grant</text:p>
            </table:table-cell>
            <table:table-cell table:style-name="Table1.D1" office:value-type="string">
              <text:p text:style-name="Table_20_Text">For<text:span text:style-name="T4"> </text:span>direct<text:span text:style-name="T4"> </text:span>administration<text:span text:style-name="T4"> </text:span>via<text:span text:style-name="T4"> </text:span>GUI<text:span text:style-name="T4"> </text:span>tools<text:span text:style-name="T4"> </text:span>-<text:span text:style-name="T4"> </text:span><text:span text:style-name="T5">not</text:span><text:span text:style-name="T6"> </text:span><text:span text:style-name="T5">to</text:span><text:span text:style-name="T6"> </text:span><text:span text:style-name="T5">be</text:span><text:span text:style-name="T6"> </text:span><text:span text:style-name="T5">used</text:span><text:span text:style-name="T6"> </text:span><text:span text:style-name="T5">in</text:span><text:span text:style-name="T6"> </text:span><text:span text:style-name="T5">PHP</text:span><text:span text:style-name="T6"> </text:span><text:span text:style-name="T5">scripts!</text:span></text:p>
            </table:table-cell>
          </table:table-row>
          <table:table-row table:style-name="Table1.1">
            <table:table-cell table:style-name="Table1.A1" office:value-type="string">
              <text:p text:style-name="Table_20_Text">ntzfr_w3</text:p>
            </table:table-cell>
            <table:table-cell table:style-name="Table1.A1" office:value-type="string">
              <text:p text:style-name="Table_20_Text">4u@asP48PA </text:p>
            </table:table-cell>
            <table:table-cell table:style-name="Table1.A1" office:value-type="string">
              <text:p text:style-name="Table_20_Text">select,<text:span text:style-name="T4"> </text:span>insert,<text:span text:style-name="T4"> </text:span>update,<text:span text:style-name="T4"> </text:span>delete</text:p>
            </table:table-cell>
            <table:table-cell table:style-name="Table1.D1" office:value-type="string">
              <text:p text:style-name="Table_20_Text">For<text:span text:style-name="T4"> </text:span>web<text:span text:style-name="T4"> </text:span>administration<text:span text:style-name="T4"> </text:span>via<text:span text:style-name="T4"> </text:span>PHP. Password changed 25/1/13</text:p>
            </table:table-cell>
          </table:table-row>
        </table:table>
        <text:p text:style-name="Standard"/>
        <text:p text:style-name="Text_20_body">NB: both accounts are only accessible from scripts on the UoN server. Neither account can be managed by, say, MySQL Workbench outside the UoN domain. </text:p>
        <text:h text:style-name="Heading_20_2" text:outline-level="2">MySQL - FR site</text:h>
        <text:p text:style-name="Text_20_body">access:<text:span text:style-name="T8"> </text:span><text:a xlink:type="simple" xlink:href="http://www.fredriley.org.uk/phpMyAdmin/"><text:span text:style-name="T2">phpMyAdmin</text:span></text:a></text:p>
        <text:p text:style-name="P1">user: fredriley</text:p>
        <text:p text:style-name="P1">pass: r********er</text:p>
        <text:p text:style-name="P1">database: fredriley2</text:p>
        <text:p text:style-name="P1"><text:span text:style-name="T3">NB:</text:span> different password from FTP access to hosting account. Database management access only via VPN, or via localhost in script, or via phpMyAdmin link above. </text:p>
        <text:h text:style-name="Heading_20_2" text:outline-level="2">Resource database prototype</text:h>
        <text:p text:style-name="Text_20_body"><text:span text:style-name="T14">host: </text:span><text:a xlink:type="simple" xlink:href="http://www.nottingham.ac.uk/~ntzrlo/resourcedb/home">http://www.nottingham.ac.uk/~ntzrlo/resourcedb/home</text:a> </text:p>
        <text:p text:style-name="Text_20_body">user: <text:a xlink:type="simple" xlink:href="mailto:fred.riley@gmail.com">fred.riley@gmail.com</text:a></text:p>
        <text:p text:style-name="Text_20_body">pass: c********ns</text:p>
        <text:p text:style-name="Text_20_body">Alpha version of resource database, predecessor to the Global Health repository. </text:p>
        <text:h text:style-name="Heading_20_1" text:outline-level="1">Bootstrap</text:h>
        <text:h text:style-name="Heading_20_2" text:outline-level="2">BS Forum posts</text:h>
        <text:p text:style-name="Text_20_body">The following posts were started by myself on the Bootstrap Google Group:</text:p>
        <text:p text:style-name="Text_20_body"><text:a xlink:type="simple" xlink:href="https://groups.google.com/forum/?hl=en&amp;fromgroups=#!topic/twitter-bootstrap/_6ZIyyRYy8E"><text:span text:style-name="T1">Responsive menus</text:span></text:a> (4/1/13)</text:p>
        <text:p text:style-name="Text_20_body"><text:a xlink:type="simple" xlink:href="https://groups.google.com/forum/?hl=en&amp;fromgroups=#!topic/twitter-bootstrap/EabSVaZxueg"><text:span text:style-name="T1">Responsive dropdown tabs</text:span></text:a> (7/1/13)</text:p>
        <text:h text:style-name="Heading_20_2" text:outline-level="2">Form elements in Bootstrap</text:h>
        <text:p text:style-name="Text_20_body">To modify the size and appearance of form elements in Bootstrap you often have to use classes. For instance, setting the <text:span text:style-name="T3">size</text:span><text:span text:style-name="T13"> attribute of an </text:span><text:span text:style-name="T3">input</text:span><text:span text:style-name="T13"> element does nothing:</text:span></text:p>
        <text:p text:style-name="P11"><text:s text:c="4"/>&lt;input type="tel" name="phone1" id="phone1" size="4" maxlength="4" <text:s/>&gt;</text:p>
        <text:p text:style-name="Text_20_body"><text:span text:style-name="T13">Any </text:span><text:span text:style-name="T3">input</text:span><text:span text:style-name="T13"> will display the same default size unless you include a class to reduce/enlarge it, eg:</text:span></text:p>
        <text:p text:style-name="Code"><text:span text:style-name="T13">&lt;input type="tel" name="phone1" id="phone1" maxlength="4" </text:span><text:span text:style-name="T3">class="input-mini"</text:span><text:span text:style-name="T13"> </text:span><text:soft-page-break/><text:span text:style-name="T13">placeholder="Dial code" &gt;</text:span></text:p>
        <text:p text:style-name="Text_20_body"><text:span text:style-name="T13">The </text:span><text:span text:style-name="T3">maxlength</text:span><text:span text:style-name="T13"> attribute will work as it should. See 'Control sizing' in the BS </text:span><text:a xlink:type="simple" xlink:href="http://twitter.github.com/bootstrap/base-css.html#forms"><text:span text:style-name="T13">Base CSS | Forms</text:span></text:a><text:span text:style-name="T13"> documentation. </text:span></text:p>
        <text:h text:style-name="Heading_20_1" text:outline-level="1">Codeigniter</text:h>
        <text:h text:style-name="P8" text:outline-level="2">Sessions</text:h>
        <text:h text:style-name="P6" text:outline-level="3">Flashdata</text:h>
        <text:p text:style-name="Text_20_body">Flashdata are one-off messages stored as session variables, used for info or status messages. An example in this application is when you delete a tag in the tags admin page - after confirming deletion (Javsascript) the admin page is reloaded with a magenta-coloured message at the top saying that the tag was deleted (or wasn't, if an error happened). See the <text:a xlink:type="simple" xlink:href="http://ellislab.com/codeigniter/user-guide/libraries/sessions.html">CI manual page on sessions</text:a> for details, and a nice question on StackOverflow “<text:a xlink:type="simple" xlink:href="http://stackoverflow.com/questions/12104164/how-to-display-error-messages-in-codeigniter">How to display error messages in Codeigniter</text:a>”. </text:p>
        <text:p text:style-name="Text_20_body">The tags controller delete function is:</text:p>
        <text:p text:style-name="Code">function delete($tag_id)</text:p>
        <text:p text:style-name="Code">{</text:p>
        <text:p text:style-name="Code"><text:tab/>if ($this -&gt; Edit_model -&gt; delete_tag($tag_id))</text:p>
        <text:p text:style-name="Code"><text:tab/>{</text:p>
        <text:p text:style-name="Code"><text:tab/><text:tab/>$message = "Tag deleted ok";</text:p>
        <text:p text:style-name="Code"><text:tab/>}</text:p>
        <text:p text:style-name="Code"><text:tab/>else</text:p>
        <text:p text:style-name="Code"><text:tab/>{</text:p>
        <text:p text:style-name="Code"><text:tab/><text:tab/>$message = "Couldn't delete the tag. Bummer. ";</text:p>
        <text:p text:style-name="Code"><text:tab/>}</text:p>
        <text:p text:style-name="Code"><text:tab/><text:tab/># Set flashdata message to display on tags admin page</text:p>
        <text:p text:style-name="Code"><text:tab/><text:tab/>$this-&gt;session-&gt;set_flashdata('message', $message);</text:p>
        <text:p text:style-name="Code"><text:tab/><text:tab/># redirect them to the tags admin page </text:p>
        <text:p text:style-name="Code"><text:tab/><text:tab/>redirect('admin/tags', 'refresh');</text:p>
        <text:p text:style-name="Code">}</text:p>
        <text:p text:style-name="Text_20_body"/>
        <text:p text:style-name="Text_20_body">In the view admin/tags_view called by admin/tags, at the top there's:</text:p>
        <text:p text:style-name="Code"><text:s/>&lt;div id="infoMessage"&gt;&lt;?php echo $this-&gt;session-&gt;flashdata('message');?&gt;&lt;/div&gt;</text:p>
        <text:p text:style-name="Text_20_body">If there's no flashdata then nothing displays - there's no error. This is snappier for one-off messages than passing the message from the controller in the $data array. </text:p>
        <text:p text:style-name="Text_20_body"/>
        <text:p text:style-name="Text_20_body"/>
        <text:p text:style-name="Text_20_body"/>
        <text:h text:style-name="P6" text:outline-level="3">Encryption key</text:h>
        <text:p text:style-name="Text_20_body">The use of sessions requires an encryption key to be specified in the config/config.php. The CI page <text:soft-page-break/>on the <text:a xlink:type="simple" xlink:href="http://ellislab.com/codeigniter/user-guide/libraries/encryption.html"><text:span text:style-name="T1">encryption class</text:span></text:a> says that the key should be 32 characters and as random as possible, so I generated a random string at <text:a xlink:type="simple" xlink:href="http://maord.com/"><text:span text:style-name="T1">maord.com</text:span></text:a> and put it into config.php as follows:</text:p>
        <text:p text:style-name="Code">$config['encryption_key'] = "4gy^472vcb/PYKBMGTRALRtSKNdCfAaK";</text:p>
        <text:h text:style-name="Heading_20_2" text:outline-level="2">Authentication</text:h>
        <text:p text:style-name="Text_20_body">This is handle by the <text:a xlink:type="simple" xlink:href="http://benedmunds.com/ion_auth/"><text:span text:style-name="T1">Ion Auth</text:span></text:a> CI library, which is a full authentication system enabling user control, password resets, auto-registration and more. The library is autoloaded in <text:span text:style-name="T3">config/autoload.php</text:span></text:p>
        <text:p text:style-name="Text_20_body">The <text:a xlink:type="simple" xlink:href="http://benedmunds.com/ion_auth/"><text:span text:style-name="T1">ion-auth documentation</text:span></text:a> on the developer's site is missing an important step, which is that you have to run the appropriate SQL file to set up the four ion-auth tables. The relevant file is <text:span text:style-name="T3">/sql/ion_auth.sql</text:span>. This is <text:a xlink:type="simple" xlink:href="https://github.com/benedmunds/CodeIgniter-Ion-Auth/blob/2/README.md"><text:span text:style-name="T1">documented</text:span></text:a> on the Github site. </text:p>
        <text:h text:style-name="Heading_20_3" text:outline-level="3">Users</text:h>
        <text:p text:style-name="Text_20_body">See the document user_admin.odt for details of users in the beta version, plus some notes on administration. </text:p>
        <text:p text:style-name="Text_20_body"/>
        <text:h text:style-name="Heading_20_3" text:outline-level="3">Ion Auth tables </text:h>
        <text:p text:style-name="Text_20_body">The SQL code referred to above creates the following tables:</text:p>
        <text:list xml:id="list42175714" text:style-name="RTF_5f_Num_20_3">
          <text:list-item>
            <text:p text:style-name="P26">groups</text:p>
          </text:list-item>
          <text:list-item>
            <text:p text:style-name="P26">users</text:p>
          </text:list-item>
          <text:list-item>
            <text:p text:style-name="P26">users_groups</text:p>
          </text:list-item>
          <text:list-item>
            <text:p text:style-name="P26">login_attempt</text:p>
          </text:list-item>
        </text:list>
        <text:p text:style-name="Text_20_body">In this project these are renamed with <text:span text:style-name="T3">gh_</text:span> prefixes. The gh_groups table has been extended to include <text:span text:style-name="T3">contributor</text:span>. </text:p>
        <text:h text:style-name="Heading_20_3" text:outline-level="3">User table</text:h>
        <text:p text:style-name="Text_20_body">Because Ion-auth queries the user table (in this case gh_users), you can add attributes to the table and reference them with the Ion-auth user() method, eg</text:p>
        <text:p text:style-name="Code">$this -&gt; data ['country'] = $this -&gt; ion_auth -&gt; user(1) -&gt; row() -&gt; country; </text:p>
        <text:p text:style-name="Text_20_body">The 'gh_users.country' attribute is a foreign key to the 'gh_country' table, and was added by myself. </text:p>
        <text:h text:style-name="Heading_20_3" text:outline-level="3">Messages</text:h>
        <text:p text:style-name="Text_20_body">All Ion-auth messages are stored in application\language\english\ion_auth_lang.php and called with $this -&gt; ion-auth -&gt; message() which displays a relevant 'flash message', eg:</text:p>
        <text:p text:style-name="Text_20_body">$this-&gt;session-&gt;set_flashdata('message', $this-&gt;ion_auth-&gt;messages());</text:p>
        <text:p text:style-name="Text_20_body">(From controllers/auth.php, function logout()). The function set_flashdata is part of the CI Session class (<text:a xlink:type="simple" xlink:href="http://ellislab.com/codeigniter/user-guide/libraries/sessions.html">documentation</text:a>). The function messages() is part of models/ion_auth_model.php</text:p>
        <text:h text:style-name="Heading_20_3" text:outline-level="3">CI forum posts</text:h>
        <text:p text:style-name="Text_20_body"><text:a xlink:type="simple" xlink:href="http://ellislab.com/forums/viewthread/232986/"><text:span text:style-name="T1">Ion Auth articles/tutorials</text:span></text:a></text:p>
        <text:p text:style-name="Text_20_body"><text:a xlink:type="simple" xlink:href="http://ellislab.com/forums/viewthread/233018/">Ion Auth encryption method</text:a></text:p>
        <text:h text:style-name="Heading_20_3" text:outline-level="3"><text:soft-page-break/>Groups</text:h>
        <text:p text:style-name="Text_20_body">To get the group the logged-in user is in, use <text:a xlink:type="simple" xlink:href="http://benedmunds.com/ion_auth/#get_users_groups"><text:span text:style-name="T1">get_users_groups()</text:span></text:a>, eg:</text:p>
        <text:p text:style-name="Code">$data['group'] = $this-&gt;ion_auth-&gt;get_users_groups()-&gt;row()-&gt;name;</text:p>
        <text:p text:style-name="Text_20_body">(From login_success.php controller)</text:p>
        <text:h text:style-name="P8" text:outline-level="2">View templating</text:h>
        <text:p text:style-name="Text_20_body">Using a 'view templating' technique, as explained in <text:a xlink:type="simple" xlink:href="http://stackoverflow.com/questions/4146215/getting-the-hang-of-codeigniter-templating-loading-views">this StackOverflow post</text:a>. There are two templates views: </text:p>
        <text:p text:style-name="Text_20_body">template1_view (hero unit and 3 cols in content area, primarily home page)</text:p>
        <text:p text:style-name="Text_20_body">template2_view (empty content area)</text:p>
        <text:p text:style-name="Text_20_body">The technique is to set a $data array to fit into the template, load the content view for the particular page into a variable ($content), then pass both variables and array to the template view. For instance, in the About controller index function:</text:p>
        <text:p text:style-name="Code">public function index()</text:p>
        <text:p text:style-name="Code">{</text:p>
        <text:p text:style-name="Code"><text:tab/>$data['title'] = "Global Health: about";</text:p>
        <text:p text:style-name="Code"><text:tab/>$data['heading'] = "About the Global Health project"; <text:tab/><text:tab/></text:p>
        <text:p text:style-name="Code"><text:tab/>$data['description'] = "The Global Health repository is a 'one-stop shop' for resources related to global health, with a specific emphasis on nursing's role and contribution";</text:p>
        <text:p text:style-name="Code"><text:tab/>$data['keywords'] = "health, healthcare, nursing, millennium action goals, poverty, disease";</text:p>
        <text:p text:style-name="Code"><text:tab/>$data['active_topnav'] = "About"; </text:p>
        <text:p text:style-name="Code"><text:tab/>$data['active_leftnav'] = ""; </text:p>
        <text:p text:style-name="Code"><text:tab/>$data['active_submenu'] = "";</text:p>
        <text:p text:style-name="Code"><text:tab/>$data['query'] = $this -&gt; ResourceDB_model -&gt; get_public_resources();<text:tab/></text:p>
        <text:p text:style-name="Code"><text:tab/><text:span text:style-name="T3">$template['content'] = $this -&gt; load -&gt; view('about/about_view', $data, </text:span><text:span text:style-name="T3">TRUE);</text:span></text:p>
        <text:p text:style-name="Code"><text:tab/>$this -&gt; load -&gt; view('template2_view', $template);</text:p>
        <text:p text:style-name="Code">}</text:p>
        <text:p text:style-name="Text_20_body"/>
        <text:p text:style-name="Text_20_body"><text:span text:style-name="T13">The code above sets $data items for various 'placeholders' in template2_view, then passes that array to the about_view view which fills in the gaps, then that in its turn is loaded into a variable $content </text:span><text:span text:style-name="T13">which is then sent to template2_view. It's important to use the </text:span><text:span text:style-name="T3">true</text:span><text:span text:style-name="T13"> parameter in the template view </text:span><text:span text:style-name="T13">load, as that loads the view content into a variable, rather than displaying the view immediately. </text:span></text:p>
        <text:p text:style-name="Text_20_body">This technique saves a lot of repetitive view calls in controllers, and allows you to create template views that are full HTML pages. It also allows you to create content views that are pure content, without any extraneous view loading. </text:p>
        <text:h text:style-name="Heading_20_3" text:outline-level="3">Exceptions</text:h>
        <text:p text:style-name="Text_20_body">The exceptions to this templating approach are the Ion-auth controllers and views, where the view loading goes into the view page (eg views\auth\login.php) rather than the controller. This is to save adding a lot of code to the controller, and also because the controller uses a custom method to <text:soft-page-break/>display pages, eg (from login() function in controllers/auth.php):</text:p>
        <text:p text:style-name="Code">$this-&gt;_render_page('auth/login', $this-&gt;data);</text:p>
        <text:p text:style-name="Text_20_body">and it would be a pain to adapt this to the templating approach used elsewhere, for no real gain. This is strictly speaking a breach of MVC. </text:p>
        <text:h text:style-name="Heading_20_2" text:outline-level="2">Pagination</text:h>
        <text:p text:style-name="Text_20_body">With so many resources, long lists need to be displayed with pagination. This is done with the CI <text:a xlink:type="simple" xlink:href="http://ellislab.com/codeigniter/user-guide/libraries/pagination.html">Pagination</text:a> library, and a good short article on using it is <text:a xlink:type="simple" xlink:href="http://phpmaster.com/pagination-with-codeigniter/">Pagination with Codeigniter</text:a> at PHP Master. What pagination essentially does is generate a series of links to N results, and on each link click runs a query with limit and result offset, eg:</text:p>
        <text:p text:style-name="Code">SELECT * FROM (`gh_resource`) ORDER BY `title` asc LIMIT 10, 5 </text:p>
        <text:p text:style-name="Text_20_body">This retrieves rows 11 to 16</text:p>
        <text:h text:style-name="Heading_20_2" text:outline-level="2">Security</text:h>
        <text:p text:style-name="Text_20_body">xss_clean() is no longer a function in the <text:span text:style-name="T10">input</text:span><text:span text:style-name="T11"> class as in CI 1.7, but now in the </text:span><text:span text:style-name="T10">security</text:span><text:span text:style-name="T11"> class, so a call such as:</text:span></text:p>
        <text:p text:style-name="Code"><text:span text:style-name="T11">$tags = $this -&gt; </text:span><text:span text:style-name="T10">input</text:span><text:span text:style-name="T11"> -&gt; xss_clean($_POST['tags']);</text:span></text:p>
        <text:p text:style-name="P2">has to be replaced with:</text:p>
        <text:p text:style-name="Code"><text:span text:style-name="T11">$tags = $this -&gt; </text:span><text:span text:style-name="T10">security</text:span><text:span text:style-name="T11"> -&gt; xss_clean($_POST['tags']);</text:span></text:p>
        <text:h text:style-name="Heading_20_1" text:outline-level="1">Images</text:h>
        <text:p text:style-name="Text_20_body">See the filelist document for all the images used in the application. Where possible I've used clipart from openclipart.org, and icons from the <text:a xlink:type="simple" xlink:href="http://tango.freedesktop.org/">Tango Free Desktop project</text:a> ( <text:a xlink:type="simple" xlink:href="https://commons.wikimedia.org/wiki/Tango_icons">Tango Icons set on Wikimedia </text:a>to achieve a consistent look. Both openclipart and Tango graphics are available under GPL licences</text:p>
        <text:h text:style-name="Heading_20_1" text:outline-level="1">SQL</text:h>
        <text:h text:style-name="Heading_20_3" text:outline-level="3">Foreign key constraints</text:h>
        <text:p text:style-name="Text_20_body">MySQL InnoDB tables support four kinds of ON DELETE and ON UPDATE restraints:</text:p>
        <text:p text:style-name="Code">CASCADE </text:p>
        <text:p text:style-name="Code">SET NULL</text:p>
        <text:p text:style-name="Code">RESTRICT</text:p>
        <text:p text:style-name="Code">NO ACTION</text:p>
        <text:p text:style-name="Text_20_body">For details of the above, see mySQL manual on <text:a xlink:type="simple" xlink:href="http://dev.mysql.com/doc/refman/4.1/en/innodb-foreign-key-constraints.html"><text:span text:style-name="T1">FOREIGN KEY Constraints (v4.1)</text:span></text:a> and <text:a xlink:type="simple" xlink:href="http://dev.mysql.com/doc/refman/5.1/en/innodb-foreign-key-constraints.html"><text:span text:style-name="T1">Foreign </text:span></text:a><text:a xlink:type="simple" xlink:href="http://dev.mysql.com/doc/refman/5.1/en/innodb-foreign-key-constraints.html"><text:span text:style-name="T1">Key Constraints (v5)</text:span></text:a>. The article “<text:a xlink:type="simple" xlink:href="https://dev.mysql.com/tech-resources/articles/mysql-enforcing-foreign-keys.html">Enforcing foreign keys programmatically in MySQL</text:a>” is also useful, even though I'm enforcing referential integrity in code but in the DB design. </text:p>
        <text:p text:style-name="Text_20_body">By default I used to use CASCADE for both ON DELETE and ON UPDATE, on the grounds that I wanted any changes in the parent table reflected in the child table. However, the error of this approach for ON DELETE is that, if a row is deleted from the parent table, corresponding rows from the child table also went West. <text:s/>So now by default for main tables I use:</text:p>
        <text:p text:style-name="Code">ON UPDATE CASCADE</text:p>
        <text:p text:style-name="Code">ON DELETE SET NULL </text:p>
        <text:p text:style-name="Text_20_body"><text:soft-page-break/>This can result in some foreign keys being null, but that's allowed and is better than the alternatives. </text:p>
        <text:p text:style-name="Text_20_body"><text:span text:style-name="T3">NB:</text:span> trying to set up a FK with the constraint SET NULL will of course fail if the child table row is set to 'not null', so in those cases the constraint NO ACTION is used. <text:s/></text:p>
        <text:p text:style-name="Text_20_body">For junction tables the default remains CASCADE for both operations, as if, say, a resource were to be deleted then we want the corresponding row(s) in the junction table(s) (eg gh_resource_keyword) to also go as there'd no longer be any resource(s). If they weren't deleted then there'd be 'hanging values' and nulls galore in the junction table. </text:p>
        <text:p text:style-name="Text_20_body"/>
        <text:h text:style-name="Heading_20_2" text:outline-level="2">Queries</text:h>
        <text:h text:style-name="Heading_20_3" text:outline-level="3">Batch table renaming</text:h>
        <text:p text:style-name="Text_20_body">To rename all tables in a DB with a prefix (in this case gh_):</text:p>
        <text:p text:style-name="Text_20_body"/>
        <text:p text:style-name="Code">select</text:p>
        <text:p text:style-name="Code"><text:s text:c="4"/>concat('alter table ',db,'.',tb,' rename ',db,'.',prfx,tb,';')</text:p>
        <text:p text:style-name="Code">from</text:p>
        <text:p text:style-name="Code"><text:s text:c="4"/>(select table_schema db,table_name tb</text:p>
        <text:p text:style-name="Code"><text:s text:c="4"/>from information_schema.tables where</text:p>
        <text:p text:style-name="Code"><text:s text:c="4"/>table_schema='test') A,</text:p>
        <text:p text:style-name="Code"><text:s text:c="4"/>(SELECT 'gh_' prfx) B</text:p>
        <text:p text:style-name="Code">;</text:p>
        <text:p text:style-name="Text_20_body">The information_schema database, which appears on every MySQL server, is essentially a catalogue of the database elements, so the SELECT query goes through the TABLE table of that catalogue. See the article <text:a xlink:type="simple" xlink:href="http://www.databasejournal.com/features/mysql/understanding-the-mysql-information-schema-database.html"><text:span text:style-name="T1">Understanding the MySQL Information Schema Database</text:span></text:a>. The query above won't do any renaming, but will instead output rename queries, eg:</text:p>
        <text:p text:style-name="Text_20_body"/>
        <text:p text:style-name="Code">alter table test.tab1 rename test.gh_tab1;</text:p>
        <text:p text:style-name="Code">alter table test.tab2 rename test.gh_tab2;</text:p>
        <text:p text:style-name="Code">alter table test.tab3 rename test.gh_tab3;</text:p>
        <text:p text:style-name="Code">alter table test.tab4 rename test.gh_tab4;</text:p>
        <text:p text:style-name="Text_20_body"/>
        <text:p text:style-name="Text_20_body">Run those queries on the database and the tables will be renamed. Foreign key constraints will <text:span text:style-name="T5">not</text:span> be affected. Of course, you could manually type and run each rename query. </text:p>
        <text:p text:style-name="Text_20_body">From the excellent reply to “<text:a xlink:type="simple" xlink:href="http://stackoverflow.com/questions/7970798/how-to-add-prefix-of-all-tables-in-mysql/7971501#7971501"><text:span text:style-name="T1">how to add prefix of all tables in mysql</text:span></text:a>” on Stackoverflow. </text:p>
        <text:h text:style-name="Heading_20_3" text:outline-level="3">Alphabetical sorting</text:h>
        <text:p text:style-name="Text_20_body">To sort resource titles alphabetically, ignoring “The “ at the start of a title, a custom query is used in the ResourceDB_model get_resources() function, viz:</text:p>
        <text:p text:style-name="Code">$qry = "SELECT * from gh_resource ORDER BY</text:p>
        <text:p text:style-name="Code"><text:tab/>(case when title like 'The %' then substring(title, 5, 1000) else title end) </text:p>
        <text:p text:style-name="Code"><text:tab/>LIMIT $offset, $limit ";</text:p>
        <text:p text:style-name="Text_20_body"><text:soft-page-break/>This was the answer to a question I posed on Stackoverflow (<text:a xlink:type="simple" xlink:href="http://stackoverflow.com/questions/16044637/sort-list-alphabetically-ignoring-the">Sort list alphabetically ignoring “the”</text:a>). The ORDER BY clause uses the 'case' and 'substring' <text:a xlink:type="simple" xlink:href="http://dev.mysql.com/doc/refman/5.5/en/functions.html">MySQL functions</text:a> and generates a list such as:</text:p>
        <text:p text:style-name="Code">The burden of urban ill-health from road transport in developing countries<text:tab/><text:tab/></text:p>
        <text:p text:style-name="Code">Challenges in ameliorating hunger while preventing obesity</text:p>
        <text:p text:style-name="Code">Diabetes saps health and wealth from China's rise<text:tab/><text:tab/></text:p>
        <text:p text:style-name="Code">Feeding cities<text:tab/><text:tab/></text:p>
        <text:p text:style-name="Code">Global tobacco control</text:p>
        <text:p text:style-name="Text_20_body">Note the first item. </text:p>
        <text:h text:style-name="Heading_20_3" text:outline-level="3">Resources by key area (subquery)</text:h>
        <text:p text:style-name="Text_20_body">Get resources in all the subjects in a particular key area, given the key area id, by using subqueries on resource, subject, resource_subject and key area tables. This could also be implemented by a join but this is easier to read and less difficult to compose. See an <text:a xlink:type="simple" xlink:href="http://www.roseindia.net/mysql/mysql5/writing-subqueries.shtml">article on writing subqueries</text:a>. </text:p>
        <text:p text:style-name="Code">SELECT R.title </text:p>
        <text:p text:style-name="Code">FROM gh_resource R </text:p>
        <text:p text:style-name="Code">WHERE R.id IN </text:p>
        <text:p text:style-name="Code"/>
        <text:p text:style-name="Code">-- get resource IDs for a subject</text:p>
        <text:p text:style-name="Code">(SELECT RS.resource_id </text:p>
        <text:p text:style-name="Code">FROM gh_resource_subject RS </text:p>
        <text:p text:style-name="Code">WHERE RS.subject_id IN </text:p>
        <text:p text:style-name="Code"/>
        <text:p text:style-name="Code">-- get subject IDs for a key area</text:p>
        <text:p text:style-name="Code">(SELECT S.id AS subject_id </text:p>
        <text:p text:style-name="Code">FROM gh_subject S </text:p>
        <text:p text:style-name="Code">WHERE S.key_area = 2))</text:p>
        <text:p text:style-name="Code"/>
        <text:p text:style-name="Code">LIMIT 0, 10</text:p>
        <text:p text:style-name="Text_20_body">Change key area id and LIMIT clause to suit, of course. Query used in <text:span text:style-name="T3">ResourceDB_model | get_key_area_resources()</text:span> which is called from the <text:span text:style-name="T3">About</text:span> controller to display the last N resources in a key area. </text:p>
        <text:h text:style-name="Heading_20_1" text:outline-level="1">Forms</text:h>
        <text:p text:style-name="Text_20_body">I've used HTML5 form controls and attributes for future-proofing. I've also used <text:a xlink:type="simple" xlink:href="http://twitter.github.com/bootstrap/components.html#labels-badges">Bootstrap labels and badges</text:a>, in particular to denote required fields. </text:p>
        <text:p text:style-name="Text_20_body">Some references: </text:p>
        <text:p text:style-name="Text_20_body"><text:a xlink:type="simple" xlink:href="http://www.w3schools.com/html/html5_form_input_types.asp">W3Schools form input types</text:a>: this lists the possible <text:span text:style-name="T3">type</text:span><text:span text:style-name="T13"> values for </text:span><text:span text:style-name="T3">input </text:span><text:span text:style-name="T13">elements, importantly also </text:span><text:span text:style-name="T13">showing browser compliance. </text:span></text:p>
        <text:p text:style-name="Text_20_body"><text:a xlink:type="simple" xlink:href="http://www.html5rocks.com/en/tutorials/forms/html5forms/"><text:span text:style-name="T13">Making forms fabulous with HTML</text:span></text:a><text:span text:style-name="T13">: nice tutorial</text:span></text:p>
        <text:h text:style-name="Heading_20_2" text:outline-level="2"><text:soft-page-break/>Contact forms</text:h>
        <text:p text:style-name="Text_20_body">The contact and registration request forms are handled by <text:a xlink:type="simple" xlink:href="http://www.tectite.com/formmailpage.php">Techtite FormMail</text:a>, a PHP script with a lot of configuration options which is far less insecure than other FormMail scripts I've tried, and is a lot quicker and easier to implement than building secure forms from scratch in CI. The script has extensive comments at the start with script config instructions, and there's also <text:a xlink:type="simple" xlink:href="http://www.tectite.com/formmailpage.php">copious documentation</text:a> on the website. There's <text:a xlink:type="simple" xlink:href="http://www.tectite.com/fmdoc/creating_forms.php">documentation on client form config options</text:a> via hidden fields. </text:p>
        <text:h text:style-name="Heading_20_3" text:outline-level="3">Form validation: contact</text:h>
        <text:p text:style-name="Text_20_body">This is primarily handled client-side with the <text:a xlink:type="simple" xlink:href="http://docs.jquery.com/Plugins/Validation">jQuery Validation plugin</text:a>, and for when JS is disabled by the <text:span text:style-name="T3">required</text:span><text:span text:style-name="T13"> attribute in </text:span><text:span text:style-name="T3">input</text:span><text:span text:style-name="T13"> elements. It could also be handled server-side by the </text:span><text:a xlink:type="simple" xlink:href="http://ellislab.com/codeigniter/user-guide/libraries/form_validation.html"><text:span text:style-name="T13">CI Form Validation class</text:span></text:a><text:span text:style-name="T13"> but that's a bit over the top for simple forms. The validation Javascript is in the view forms/validation_script_view.php</text:span></text:p>
        <text:p text:style-name="Text_20_body"><text:span text:style-name="T3">NB</text:span><text:span text:style-name="T13">: The jQuery script requires a form ID of </text:span><text:span text:style-name="T3">frm_email</text:span><text:span text:style-name="T13">:</text:span></text:p>
        <text:p text:style-name="P11">$("#frm_email").validate();</text:p>
        <text:list xml:id="list42183191" text:style-name="RTF_5f_Num_20_2">
          <text:list-item>
            <text:list>
              <text:list-item>
                <text:list>
                  <text:list-item>
                    <text:h text:style-name="P22" text:outline-level="3">Anti-spam</text:h>
                  </text:list-item>
                </text:list>
              </text:list-item>
            </text:list>
          </text:list-item>
        </text:list>
        <text:p text:style-name="Text_20_body">Address mangling is used to counter spambots - see <text:a xlink:type="simple" xlink:href="http://www.tectite.com/fmdoc/at_mangle.php">Techtite mangling documentation</text:a>. So in the form itself there is:</text:p>
        <text:p text:style-name="Code">&lt;input type="hidden" name="recipients" value="fred.riley_@_gmail.com" /&gt;</text:p>
        <text:p text:style-name="Text_20_body">In the script config, there's:</text:p>
        <text:p text:style-name="Code">define("AT_MANGLE","<text:a xlink:type="simple" xlink:href="mailto:_@_">_@_</text:a>");</text:p>
        <text:p text:style-name="Text_20_body">This requires emails in form hidden fields to be like <text:span text:style-name="T3">jane.bloggs_@_somewhere.org</text:span>. The spambot sees the @ and assumes it's a valid email. </text:p>
        <text:h text:style-name="Heading_20_2" text:outline-level="2">Search</text:h>
        <text:h text:style-name="Heading_20_4" text:outline-level="4">Autocomplete</text:h>
        <text:p text:style-name="Text_20_body">The jQuery <text:a xlink:type="simple" xlink:href="http://bassistance.de/jquery-plugins/jquery-plugin-autocomplete/">autocomplete</text:a> plugin is used to bring up results on title fields as the user types a string, both in the top navbar and in the search resource form. This plugin is officially deprecated as it's been absorbed into jQuery UI, but it's used here to save getting into the UI and because it's simple and it works. </text:p>
        <text:p text:style-name="Text_20_body">The autocomplete library is loaded in the page footer, underneath the other jQuery loads, as it's used in all pages on account of the top navbar search form. It acts on <text:span text:style-name="T3">input</text:span><text:span text:style-name="T13"> elements of class </text:span><text:span text:style-name="T13">s</text:span><text:span text:style-name="T3">earch_title</text:span><text:span text:style-name="T13">. The</text:span> code is simple enough:</text:p>
        <text:p text:style-name="Code">$(".search_title").autocomplete('form/resource_autocomplete');</text:p>
        <text:p text:style-name="Text_20_body">The selector “.search_title” selects all elements of that class. </text:p>
        <text:p text:style-name="Text_20_body">For decent results, the plugin requires the <text:span text:style-name="T3">jquery.autocomplete.css</text:span> file, which is also loaded in the footer view. </text:p>
        <text:h text:style-name="Heading_20_2" text:outline-level="2">Resource forms</text:h>
        <text:p text:style-name="Text_20_body">Resource editing is only available to logged-in admins and contributors.</text:p>
        <text:h text:style-name="Heading_20_3" text:outline-level="3"><text:soft-page-break/>Tag prettification and autocomplete</text:h>
        <text:p text:style-name="Text_20_body">With JS on, tag entry is facilitated in Edit and Insert resource forms with 'Flickr-style' tag boxes and autocomplete, using the jQuery plugins <text:a xlink:type="simple" xlink:href="http://bassistance.de/jquery-plugins/jquery-plugin-autocomplete/">autocomplete</text:a> and <text:a xlink:type="simple" xlink:href="http://xoxco.com/projects/code/tagsinput/">tags</text:a>. This saves relying on the user to use the correct delimiter when entering tags. The user sees tags as a bunch of boxes, but to the form there's just a comma-delimited string, eg:</text:p>
        <text:p text:style-name="Code">&lt;input name="tags" type="text" id="tags" class="input-xxlarge" value="Poverty,Inequality,Obesity" size="30"&gt;</text:p>
        <text:p text:style-name="Text_20_body">When, in the Edit form, the tags are loaded into the &lt;input&gt; element, these boxes are automatically created. The tags plugin works really well with autocomplete, and the <text:a xlink:type="simple" xlink:href="http://xoxco.com/projects/code/tagsinput/">tags</text:a> site has code examples. Thus the user gets suggestions as she types to either choose an existing tag or create a new one. This is nicer than having to present existing tags in a popup window, say. </text:p>
        <text:p text:style-name="Text_20_body">The tags plugin code is in the view resource/tag_plugin_view and loaded in the resource/edit and resource/insert controllers after the main template view, eg:</text:p>
        <text:p text:style-name="Text_20_body"/>
        <text:p text:style-name="Code"><text:tab/><text:tab/># Display form or update results</text:p>
        <text:p text:style-name="Code"><text:tab/><text:tab/>$this -&gt; load -&gt; view ('template2_view', $template);</text:p>
        <text:p text:style-name="Code"><text:tab/><text:tab/># Load TinyMCE editor</text:p>
        <text:p text:style-name="Code"><text:tab/><text:tab/>$this -&gt; load -&gt; view('tinymce_script_view');<text:tab/></text:p>
        <text:p text:style-name="Code"><text:tab/><text:tab/># Load tag autocomplete script</text:p>
        <text:p text:style-name="Code"><text:tab/><text:tab/>$this -&gt; load -&gt; view('resource/tag_autocomplete_view');</text:p>
        <text:p text:style-name="Code"><text:tab/><text:tab/># Load tag plugin script</text:p>
        <text:p text:style-name="Code"><text:tab/><text:tab/>$this -&gt; load -&gt; view('resource/tag_plugin_view');</text:p>
        <text:p text:style-name="Text_20_body">This places the jQuery code at the end of the page, after the closing &lt;/html&gt; and after the jQuery library has been loaded. </text:p>
        <text:h text:style-name="Heading_20_2" text:outline-level="2">Administration forms</text:h>
        <text:p text:style-name="Text_20_body">Admin functions are only available to logged-in members of the group <text:span text:style-name="T3">admin</text:span><text:span text:style-name="T13"> and appear on the left menu under ADMINISTER. There are two forms of administration:</text:span></text:p>
        <text:list xml:id="list42171466" text:style-name="L1">
          <text:list-item>
            <text:p text:style-name="P23">user: manage repository users</text:p>
          </text:list-item>
          <text:list-item>
            <text:p text:style-name="P23">resource: manage repository resources and metadata</text:p>
          </text:list-item>
        </text:list>
        <text:h text:style-name="Heading_20_3" text:outline-level="3">User</text:h>
        <text:p text:style-name="Text_20_body">User administration is handled back-end by the <text:a xlink:type="simple" xlink:href="http://benedmunds.com/ion_auth/"><text:span text:style-name="T1">Ion Auth</text:span></text:a> CI library - see Codeigniter | Authentication above. This library comes with a range of controller functions and views for basic user admin, including create, edit, delete, de/activate. It also allows you to create new user groups. </text:p>
        <text:h text:style-name="Heading_20_3" text:outline-level="3">Create user</text:h>
        <text:p text:style-name="Text_20_body">The create user form is validated both server- and client-side (see Form Validation above). The generic validation rules are:</text:p>
        <text:list xml:id="list42189348" text:style-name="L2">
          <text:list-item>
            <text:p text:style-name="P24">firstname, lastname: required</text:p>
          </text:list-item>
          <text:list-item>
            <text:p text:style-name="P24">company/institution: not required</text:p>
          </text:list-item>
          <text:list-item>
            <text:p text:style-name="P24">email: required email</text:p>
          </text:list-item>
          <text:list-item>
            <text:p text:style-name="P24"><text:soft-page-break/>phone1: not required, maxlength 4, digits only (international dialling code)</text:p>
          </text:list-item>
          <text:list-item>
            <text:p text:style-name="P24">phone2: not required, maxlength 6, digits only (regional code)</text:p>
          </text:list-item>
          <text:list-item>
            <text:p text:style-name="P24">phone3: not required, maxlength 8, digits only (phone number)</text:p>
          </text:list-item>
          <text:list-item>
            <text:p text:style-name="P24">password: required, min length 6</text:p>
          </text:list-item>
          <text:list-item>
            <text:p text:style-name="P24">password_confirm: required, min length 6, equal to password</text:p>
          </text:list-item>
        </text:list>
        <text:p text:style-name="Text_20_body">The minimum password length is set server-side in the config/ion-auth.php file, and client-side in the jQuery.validate call at the end of the create user form. </text:p>
        <text:h text:style-name="Heading_20_3" text:outline-level="3"><text:bookmark text:name="form_validation"/>Form validation</text:h>
        <text:p text:style-name="Text_20_body">There's a bit of overkill with validation. Server-side, all the Ion-auth controllers have validation built in using the CI validation class. Client-side, I've used the HTML5 input attribute <text:span text:style-name="T3">required</text:span><text:span text:style-name="T13"> which works in later browser versions, but is ignored by IE8 amongst others. (NB: </text:span><text:span text:style-name="T7">do not use 'required' with TinyMCE-enriched textareas!</text:span><text:span text:style-name="T11">) </text:span></text:p>
        <text:h text:style-name="Heading_20_4" text:outline-level="4"><text:span text:style-name="T11">CI validation library</text:span></text:h>
        <text:p text:style-name="Text_20_body"><text:span text:style-name="T11">The </text:span><text:a xlink:type="simple" xlink:href="http://ellislab.com/codeigniter/user-guide/libraries/form_validation.html"><text:span text:style-name="T11">CI form validation library</text:span></text:a><text:span text:style-name="T11"> is used with most forms, other than the contact form where it would be </text:span><text:span text:style-name="T7">de trop</text:span><text:span text:style-name="T11">. The process in the controller is:</text:span></text:p>
        <text:list xml:id="list42325703" text:style-name="L3">
          <text:list-item>
            <text:p text:style-name="P25"><text:span text:style-name="T11">set validation rules</text:span></text:p>
          </text:list-item>
          <text:list-item>
            <text:p text:style-name="P25"><text:span text:style-name="T11">if the form validates, process the form data</text:span></text:p>
          </text:list-item>
          <text:list-item>
            <text:p text:style-name="P25"><text:span text:style-name="T11">if the form doesn't validate, either it's not yet been submitted, or it's been submitted with invalid data, so reload the form with the submitted data in place</text:span></text:p>
          </text:list-item>
        </text:list>
        <text:p text:style-name="Text_20_body"><text:span text:style-name="T11">Note that using the form validation class means that you don't have to test whether the POST array is set or not, as you would with normal PHP. </text:span></text:p>
        <text:p text:style-name="Text_20_body"><text:span text:style-name="T11">If the form's submitted but doesn't validate, use the form helper </text:span><text:a xlink:type="simple" xlink:href="http://ellislab.com/codeigniter/user-guide/helpers/form_helper.html"><text:span text:style-name="T11">set_value()</text:span></text:a><text:span text:style-name="T11"> function in the form view to reload user-submitted data into fields, to save the user having to re-enter data. For instance, in resource/insert_view:</text:span></text:p>
        <text:p text:style-name="Code"><text:span text:style-name="T11">&lt;input name="title" type="text" id="title" class="input-xxlarge" </text:span><text:span text:style-name="T10">value="&lt;?php echo set_value('title');</text:span><text:span text:style-name="T11"> ?&gt;" placeholder="Title of the resource" required&gt;</text:span></text:p>
        <text:p text:style-name="Text_20_body"><text:span text:style-name="T11"/></text:p>
        <text:h text:style-name="Heading_20_4" text:outline-level="4"><text:span text:style-name="T11">jQuery validation</text:span></text:h>
        <text:p text:style-name="Text_20_body"><text:span text:style-name="T13">I've also used the </text:span><text:a xlink:type="simple" xlink:href="http://bassistance.de/jquery-plugins/jquery-plugin-validation/"><text:span text:style-name="T13">jQuery Validation</text:span></text:a><text:span text:style-name="T13"> plugin. Because the validation plugin is only needed on some pages, it's not been included in the footer include, but rather is manually placed in a form view </text:span><text:span text:style-name="T7">after</text:span><text:span text:style-name="T11"> the footer include, eg:</text:span></text:p>
        <text:p text:style-name="P2"/>
        <text:p text:style-name="Code"><text:span text:style-name="T11">&lt;?php<text:line-break/></text:span><text:span text:style-name="T11"><text:tab/>$this -&gt; load -&gt; view ('content_end_view');<text:line-break/><text:tab/>$this -&gt; load -&gt; view ('footer_view');<text:line-break/></text:span><text:span text:style-name="T11">?&gt;<text:line-break/><text:line-break/>&lt;script type="text/javascript" src="js/jquery.validate.min.js"&gt;&lt;/script&gt;<text:line-break/>&lt;script type="text/javascript"&gt;<text:line-break/><text:line-break/> $(document).ready(function()<text:line-break/> {<text:line-break/></text:span><text:soft-page-break/><text:span text:style-name="T11"><text:line-break/></text:span><text:span text:style-name="T11"><text:tab/>$("#form1").validate();<text:tab/><text:line-break/><text:tab/><text:line-break/> }); // end document ready<text:line-break/>&lt;/script&gt;</text:span></text:p>
        <text:p text:style-name="Text_20_body"><text:span text:style-name="T11">This results in the JS code appearing </text:span><text:span text:style-name="T7">after</text:span><text:span text:style-name="T11"> the closing &lt;/html&gt; tag, but this doesn't appear to be a problem. <text:s/></text:span></text:p>
        <text:h text:style-name="P17" text:outline-level="4">jQuery validation rules</text:h>
        <text:p text:style-name="P2">The jQuery validate class enables you to specify validity rules as JSON and as class attributes. For instance, to force a valid email entry in a required field:</text:p>
        <text:p text:style-name="P2"><text:tab/>&lt;input type="text" name="email" id="email" class="required email" required&gt;&lt;/p&gt;</text:p>
        <text:p text:style-name="P2">This could also be done using rules in the jquery.validate call. An example incuding password field input validation:</text:p>
        <text:p text:style-name="Code"><text:span text:style-name="T11">$("#form1").validate(<text:line-break/>{<text:line-break/><text:tab/>rules: <text:line-break/><text:tab/>{<text:line-break/><text:tab/><text:tab/>email:<text:line-break/><text:tab/><text:tab/>{<text:line-break/></text:span><text:span text:style-name="T11"><text:tab/><text:tab/><text:tab/>required: true;<text:line-break/></text:span><text:span text:style-name="T11"><text:tab/><text:tab/><text:tab/>email: true;<text:line-break/></text:span><text:span text:style-name="T11"><text:tab/><text:tab/>},<text:line-break/><text:tab/><text:tab/>password: <text:line-break/></text:span><text:span text:style-name="T11"><text:tab/><text:tab/>{<text:line-break/><text:tab/><text:tab/><text:tab/>required: true,<text:line-break/></text:span><text:span text:style-name="T11"><text:tab/><text:tab/><text:tab/>minlength: 6<text:line-break/><text:tab/><text:tab/>},<text:line-break/><text:tab/><text:tab/>password_confirm: <text:line-break/><text:tab/><text:tab/>{<text:line-break/><text:tab/><text:tab/><text:tab/>required: true,<text:line-break/><text:tab/><text:tab/><text:tab/>minlength: 6,<text:line-break/><text:tab/><text:tab/><text:tab/>equalTo: "#password"<text:line-break/><text:tab/><text:tab/>},<text:tab/><text:tab/><text:line-break/><text:tab/>}<text:line-break/>});<text:tab/></text:span></text:p>
        <text:p text:style-name="Text_20_body"><text:span text:style-name="T11">This code, used in the create user form, enforces client-side password entry checking as well as email validity (see </text:span><text:a xlink:type="simple" xlink:href="http://docs.jquery.com/Plugins/Validation/Methods/email"><text:span text:style-name="T11">email method</text:span></text:a><text:span text:style-name="T11"> documentation)</text:span></text:p>
        <text:h text:style-name="P17" text:outline-level="4">jQuery selector problem</text:h>
        <text:p text:style-name="P2">A minor problem I ran across was that a generic selector for 'form', eg:</text:p>
        <text:p text:style-name="P9">$("form").validate();<text:tab/></text:p>
        <text:p text:style-name="P2"><text:s/>did nothing, but an id-specific selector, eg:</text:p>
        <text:p text:style-name="P9">$("#form1").validate();</text:p>
        <text:p text:style-name="P2">worked fine. Testing in a simple HTML file showed no problem with the generic selector when there's just one form on the page, but of course there's more than one form on a Global Health page because the header includes a search form - D'OH!! So when using this simple form validation it's best to use an id-specific selector. </text:p>
        <text:h text:style-name="Heading_20_2" text:outline-level="2"><text:soft-page-break/>Email addresses</text:h>
        <text:p text:style-name="Text_20_body">In a (perhaps vain) attempt to fool spambots, where email addresses have been used in mailto: links, they've been encoded into HTML entities by the <text:a xlink:type="simple" xlink:href="http://www.somis.dundee.ac.uk/cgi-bin/service/emailaddress">SOMIS Encoder</text:a>. The two main encoded addresses are:</text:p>
        <text:p text:style-name="Code">fred.riley@gmail.com = &amp;#102;&amp;#114;&amp;#101;&amp;#100;&amp;#046;&amp;#114;&amp;#105;&amp;#108;&amp;#101;&amp;#121;&amp;#064;&amp;#103;&amp;#109;&amp;#097;&amp;#105;&amp;#108;&amp;#046;&amp;#099;&amp;#111;&amp;#109;</text:p>
        <text:p text:style-name="Code">catrin.evans@nottingham.ac.uk = &amp;#099;&amp;#097;&amp;#116;&amp;#114;&amp;#105;&amp;#110;&amp;#046;&amp;#101;&amp;#118;&amp;#097;&amp;#110;&amp;#115;&amp;#064;&amp;#110;&amp;#111;&amp;#116;&amp;#116;&amp;#105;&amp;#110;&amp;#103;&amp;#104;&amp;#097;&amp;#109;&amp;#046;&amp;#097;&amp;#099;&amp;#046;&amp;#117;&amp;#107;</text:p>
        <text:p text:style-name="Text_20_body"/>
        <text:p text:style-name="Text_20_body">The mailtos are:</text:p>
        <text:p text:style-name="Code">&lt;a href="mailto:&amp;#099;&amp;#097;&amp;#116;&amp;#114;&amp;#105;&amp;#110;&amp;#046;&amp;#101;&amp;#118;&amp;#097;&amp;#110;&amp;#115;&amp;#064;&amp;#110;&amp;#111;&amp;#116;&amp;#116;&amp;#105;&amp;#110;&amp;#103;&amp;#104;&amp;#097;&amp;#109;&amp;#046;&amp;#097;&amp;#099;&amp;#046;&amp;#117;&amp;#107;"&gt;Catrin Evans&lt;/a&gt;</text:p>
        <text:p text:style-name="Code">&lt;a href="mailto:&amp;#102;&amp;#114;&amp;#101;&amp;#100;&amp;#046;&amp;#114;&amp;#105;&amp;#108;&amp;#101;&amp;#121;&amp;#064;&amp;#103;&amp;#109;&amp;#097;&amp;#105;&amp;#108;&amp;#046;&amp;#099;&amp;#111;&amp;#109;"&gt;Fred Riley&lt;/a&gt;</text:p>
        <text:p text:style-name="Text_20_body">This is preferred to using bare emails in mailtos, which is asking for spam, and to writing text such as <text:span text:style-name="T3">fred DOT riley AT gmail <text:s/>DOT com</text:span><text:span text:style-name="T13"> which requires the user to construct the address manually, and may well put off non-English-speaking users. </text:span></text:p>
        <text:h text:style-name="Heading_20_2" text:outline-level="2">TinyMCE (HTML editor)</text:h>
        <text:p text:style-name="Text_20_body">To enable rich text HTML editing in text areas (eg news item text, resource description), I've used the ubiquitous <text:a xlink:type="simple" xlink:href="http://www.tinymce.com/">TinyMCE</text:a> editor. Where it's needed, it's loaded by the controller in the view tinymce_script_view at the page end. Although the 'advanced' theme is used, the buttons available are restricted to relative basics:</text:p>
        <text:p text:style-name="P12">tinyMCE.init({</text:p>
        <text:p text:style-name="Code">theme: "advanced", </text:p>
        <text:p text:style-name="Code">theme_advanced_buttons1 : "bold, italic, separator, bullist, numlist, formatselect, separator, link, unlink, separator, image, separator, undo, redo",</text:p>
        <text:p text:style-name="Code">mode : "textareas"</text:p>
        <text:p text:style-name="Code">});</text:p>
        <text:p text:style-name="Text_20_body">The 'simple' theme is slightly too simple as it doesn't enable the link button, and it's useful for authors to be able to put hyperlinks into text. See <text:a xlink:type="simple" xlink:href="http://www.tinymce.com/wiki.php/Configuration">TinyMCE configuration documentation</text:a> for details. </text:p>
        <text:p text:style-name="Text_20_body">The editor returns text with HTML markup on form submit. </text:p>
        <text:h text:style-name="Heading_20_3" text:outline-level="3">TinyMCE prevents form submission (BIG BUG!)</text:h>
        <text:p text:style-name="Text_20_body">A major bug with TinyMCE and forms in Firefox. If you put the HTML5 “required” attribute on a textarea, Firefox will <text:span text:style-name="T5">not</text:span><text:span text:style-name="T12"> submit the form. Nothing happens: no errors, nothing in Firebug, the page just sits there. </text:span></text:p>
        <text:h text:style-name="Heading_20_1" text:outline-level="1"><text:soft-page-break/>Troubleshooting</text:h>
        <text:h text:style-name="Heading_20_2" text:outline-level="2">Uncaught exceptions</text:h>
        <text:p text:style-name="Text_20_body">Because of renaming of functions in later versions of Ion Auth, calls to <text:span text:style-name="T3">get_user()</text:span> and <text:span text:style-name="T3">is_group()</text:span> will generate fatal errors such as:</text:p>
        <text:p text:style-name="Code"><text:span text:style-name="T3">Fatal error</text:span>: Uncaught exception 'Exception' with message 'Undefined method Ion_auth::get_user() called' in C:\devt\xampp\htdocs\globalhealth\ci\application\libraries\Ion_auth.php:109 Stack trace: #0 C:\devt\xampp\htdocs\globalhealth\ci\application\controllers\login_success.php(26): Ion_auth-&gt;__call('get_user', Array) #1 C:\devt\xampp\htdocs\globalhealth\ci\application\controllers\login_success.php(26): Ion_auth-&gt;get_user() #2 [internal function]: Login_success-&gt;index() #3 C:\devt\xampp\htdocs\globalhealth\ci\system\core\CodeIgniter.php(359): call_user_func_array(Array, Array) #4 C:\devt\xampp\htdocs\globalhealth\ci\index.php(202): require_once('C:\devt\xampp\h...') #5 {main} thrown in <text:span text:style-name="T3">C:\devt\xampp\htdocs\globalhealth\ci\application\libraries\Ion_auth.php</text:span> on line <text:span text:style-name="T3">109</text:span> </text:p>
        <text:p text:style-name="Text_20_body">The solution is to replace all calls to get_user() with user()-&gt;row(), eg:</text:p>
        <text:p text:style-name="Text_20_body">Find: <text:s/>$this-&gt;ion_auth-&gt;get_user() <text:s/></text:p>
        <text:p text:style-name="Text_20_body">Replace: <text:s/>$this-&gt;ion_auth-&gt;user()-&gt;row() <text:s/><text:span text:style-name="Source_20_Text"><text:span text:style-name="T9"><text:s/></text:span></text:span></text:p>
        <text:p text:style-name="Text_20_body">Similarly, replace instances of <text:span text:style-name="T3">is_group()</text:span> with <text:span text:style-name="T3">in_group(), </text:span><text:span text:style-name="T13">and of </text:span><text:span text:style-name="T3">update_user</text:span><text:span text:style-name="T13"> with </text:span><text:span text:style-name="T3">update</text:span>. See <text:a xlink:type="simple" xlink:href="http://ellislab.com/forums/viewthread/145263/P1080/#934319"><text:span text:style-name="T1">this thread</text:span></text:a> on CI forums. </text:p>
        <text:h text:style-name="Heading_20_1" text:outline-level="1">Dialogues</text:h>
        <text:h text:style-name="Heading_20_2" text:outline-level="2">Delete confirmation</text:h>
        <text:p text:style-name="Text_20_body">Delete confirmations are used for single record and news item deletions, and handled by the <text:a xlink:type="simple" xlink:href="http://myclabs.github.com/jquery.confirm/">jQuery.confirm</text:a> plugin which works nicely with Bootstrap. The link requiring confirmation is given the class <text:span text:style-name="T3">confirm</text:span><text:span text:style-name="T13">, then on link click the plugin will display a modal dialogue with Yes/Cancel </text:span><text:span text:style-name="T13">buttons - if Cancel, the user's returned to the page; if Yes, the user's taken to the href link.</text:span> If the Where needed, the confirmation JS code is loaded as a view in a calling controller, eg from the news controller, index function:</text:p>
        <text:p text:style-name="Code"># Load confirmation script for 'are you sure?' dialogue on delete</text:p>
        <text:p text:style-name="Code">$script_data['text'] = "\"Do you really want to delete this article? You cannot undo this action.\"";</text:p>
        <text:p text:style-name="Code">$this -&gt; load -&gt; view('confirm_script_view', $script_data);</text:p>
        <text:p text:style-name="Text_20_body">If no custom text message is specified, the script view supplies its own:</text:p>
        <text:p text:style-name="Code">&lt;?php</text:p>
        <text:p text:style-name="Code">if (!isset($text))</text:p>
        <text:p text:style-name="Code">{</text:p>
        <text:p text:style-name="Code"><text:tab/>$text = "\"Do you really want to do this?\"";</text:p>
        <text:p text:style-name="Code">}</text:p>
        <text:p text:style-name="Code">?&gt;</text:p>
        <text:p text:style-name="Code"/>
        <text:p text:style-name="Code"><text:soft-page-break/>&lt;script src="js/jquery.confirm.js"&gt;&lt;/script&gt;</text:p>
        <text:p text:style-name="Code">&lt;script&gt;</text:p>
        <text:p text:style-name="Code">$(".confirm").confirm({</text:p>
        <text:p text:style-name="Code"><text:tab/>text: &lt;?php echo $text; ?&gt;</text:p>
        <text:p text:style-name="Code">});</text:p>
        <text:p text:style-name="Code">&lt;/script&gt;</text:p>
        <text:p text:style-name="Code"/>
        <text:p text:style-name="Text_20_body">The above is from views/confirm_script_view. I looked into using <text:a xlink:type="simple" xlink:href="http://www.w3schools.com/js/js_popup.asp">Javascript confirm</text:a> and <text:a xlink:type="simple" xlink:href="http://twitter.github.com/bootstrap/javascript.html#modals">Bootstrap modal dialogues</text:a> - the former just produces an ugly alert-style window, the latter is a lot nicer, but both suffer because of the awkwardness of passing the record ID to be deleted to the script/markup in the same page without more scripting. The jConfirm script saves a lot of that bother and allows for very simple markup in the delete link:</text:p>
        <text:p text:style-name="Text_20_body"/>
        <text:p text:style-name="Text_20_body"/>
        <text:h text:style-name="Heading_20_1" text:outline-level="1">News system</text:h>
        <text:h text:style-name="Heading_20_2" text:outline-level="2">RSS feed</text:h>
        <text:p text:style-name="Text_20_body">Code for the RSS feed is adapted from Derek Allard's useful article <text:a xlink:type="simple" xlink:href="http://www.derekallard.com/blog/post/building-an-rss-feed-in-code-igniter">Building an RSS feed in Codeigniter</text:a>. The fiddly XML syntax is taken care of by the generic view news/rss_view with feed-specific variables being set in the news controller rss() function. </text:p>
        <text:p text:style-name="Text_20_body">To implement Dublin Core elements in the news feed, I used the excellent article <text:a xlink:type="simple" xlink:href="http://homepage.univie.ac.at/horst.prillinger/blog/archives/2005/01/000922.html">Using Dublin Core in RSS feeds</text:a> on the Aardvark Speaks blog, and the detailed reference <text:a xlink:type="simple" xlink:href="https://cyber.law.harvard.edu/rss/rss.html">RSS 2.0 at Harvard Law</text:a>. </text:p>
        <text:p text:style-name="Text_20_body">The RSS XML specification is notoriously tricky, and there are also problems with some servers interpreting “&lt;?” at the start of a line in a PHP doc as the start of PHP code. This is mentioned in the Allard article, and resolved by echoing the opening feed line in the view as:</text:p>
        <text:p text:style-name="Text_20_body"/>
        <text:p text:style-name="Code">&lt;?php </text:p>
        <text:p text:style-name="Code">echo '&lt;?xml version="1.0" encoding="utf-8"?&gt;' . "\n";</text:p>
        <text:p text:style-name="Code">?&gt;</text:p>
        <text:p text:style-name="Text_20_body">There must be <text:span text:style-name="T5">no</text:span><text:span text:style-name="T12"> space before &lt;?php on the top line, as that'll put a space in the rendered XML doc which will then fail validation. There are two useful RSS validators which I used:</text:span></text:p>
        <text:p text:style-name="Text_20_body"><text:a xlink:type="simple" xlink:href="http://feedvalidator.org/"><text:span text:style-name="T12">Feed validator</text:span></text:a></text:p>
        <text:p text:style-name="Text_20_body"><text:a xlink:type="simple" xlink:href="http://validator.w3.org/feed/"><text:span text:style-name="T12">W3C Feed Validation Service</text:span></text:a></text:p>
        <text:h text:style-name="P13" text:outline-level="3">Dates</text:h>
        <text:p text:style-name="P3">The RSS spec is very picky about dates in the feed, requiring them to be in RFC 822 format, eg:</text:p>
        <text:p text:style-name="Code">&lt;pubDate&gt;Mon, 01 Apr 13 12:30:31 +0100&lt;/pubDate&gt;</text:p>
        <text:p text:style-name="Text_20_body">Handily there's a function standard_date() in the <text:a xlink:type="simple" xlink:href="http://ellislab.com/codeigniter/user-guide/helpers/date_helper.html">CI date helper</text:a> which takes a Unix timestamp and outputs a date in a specified format, so in the news/feed_view there's a simple function using this:</text:p>
        <text:p text:style-name="Code">function rss_date($mysql_date)</text:p>
        <text:p text:style-name="Code"><text:soft-page-break/>{</text:p>
        <text:p text:style-name="Code"><text:tab/>$unix_date = mysql_to_unix($mysql_date);</text:p>
        <text:p text:style-name="Code"><text:tab/>return standard_date('DATE_RFC822', $unix_date);</text:p>
        <text:p text:style-name="Code">}</text:p>
        <text:p text:style-name="P3">Even then the W3C validator is picky about the result, saying that the feed validates but reporting “Problematical RFC 822 date-time value” under Recommendations. </text:p>
        <text:p text:style-name="Text_20_body"><text:span text:style-name="T12">The feed incorporates the </text:span><text:a xlink:type="simple" xlink:href="http://www.w3schools.com/rss/rss_tag_lastbuilddate.asp"><text:span text:style-name="T12">lastBuildDate</text:span></text:a><text:span text:style-name="T12"> element which isn't obligatory, but helpful to some readers. The date inserted is the max date in </text:span><text:span text:style-name="T10">gh_news.posted</text:span><text:span text:style-name="T12">, using </text:span><text:span text:style-name="T10">get_newest_post()</text:span><text:span text:style-name="T12"> in models/news_model:</text:span></text:p>
        <text:p text:style-name="P10">$this -&gt; db -&gt; select_max('posted');</text:p>
        <text:p text:style-name="P10">$query = $this -&gt; db -&gt; get('gh_news');</text:p>
        <text:p text:style-name="P10">return $query;</text:p>
        <text:h text:style-name="P15" text:outline-level="1">Social Networking</text:h>
        <text:h text:style-name="P14" text:outline-level="2">Facebook</text:h>
        <text:p text:style-name="Text_20_body"><text:span text:style-name="T12">The group “</text:span><text:a xlink:type="simple" xlink:href="https://www.facebook.com/groups/178529125627705/"><text:span text:style-name="T12">Global Health</text:span></text:a><text:span text:style-name="T12">” on Facebook was created by myself, and is linked to via the FB icon in the site footer.</text:span></text:p>
        <text:h text:style-name="P13" text:outline-level="3">Adding a Like button</text:h>
        <text:p text:style-name="Text_20_body"><text:span text:style-name="T12">See the </text:span><text:a xlink:type="simple" xlink:href="https://developers.facebook.com/docs/reference/plugins/like/"><text:span text:style-name="T12">Like Button</text:span></text:a><text:span text:style-name="T12"> page on the Facebook Developer site for details. The simplest method to add a Like button is to include Javascript SDK script in the page footer, then to use the form on the Like Button page to generate a customised button and copy the HTML to an appropriate location. </text:span></text:p>
        <text:h text:style-name="P15" text:outline-level="1">Documentation</text:h>
        <text:h text:style-name="P14" text:outline-level="2">phpdoc</text:h>
        <text:p text:style-name="P3">Where I've remembered, I've used phpdoc notation to comment scripts and functions. Typical script comment:</text:p>
        <text:p text:style-name="P10">/**</text:p>
        <text:p text:style-name="P10">* Resource administration controller</text:p>
        <text:p text:style-name="P10">* @author Fred Riley &lt;fred.riley@gmail.com&gt;</text:p>
        <text:p text:style-name="P10">* @version 1.0</text:p>
        <text:p text:style-name="P10">* @package Global Health</text:p>
        <text:p text:style-name="P10">*/</text:p>
        <text:h text:style-name="Heading_20_1" text:outline-level="1">HTML</text:h>
        <text:h text:style-name="Heading_20_2" text:outline-level="2">mailtos</text:h>
        <text:p text:style-name="Text_20_body">Where possible, as an anti-spambot measure, email addresses in <text:span text:style-name="T3">mailto</text:span><text:span text:style-name="T13"> anchors are munged with the CI </text:span><text:a xlink:type="simple" xlink:href="http://ellislab.com/codeigniter/user-guide/helpers/url_helper.html"><text:span text:style-name="T13">URL Helper</text:span></text:a><text:span text:style-name="T13"> function </text:span><text:span text:style-name="T3">safe_mailto</text:span><text:span text:style-name="T13">, eg:</text:span></text:p>
        <text:p text:style-name="P11">&lt;p&gt;&lt;?= safe_mailto('catrin.evans@nottingham.ac.uk', 'Catrin Evans'); ?&gt;, Project <text:soft-page-break/>Manager&lt;/p&gt;</text:p>
        <text:p text:style-name="P11">&lt;noscript&gt;Catrin Evans, catrin DOT evans AT nottingham DOT ac DOT uk&lt;/noscript&gt;</text:p>
        <text:p text:style-name="P4">This generates a Javascript which generates the mailto: on the fly with ordinal numbers, a bit like:</text:p>
        <text:p text:style-name="P11"><text:bookmark text:name="line1"/>&lt;script type="text/javascript"&gt;</text:p>
        <text:p text:style-name="Code"><text:bookmark text:name="line140"/><text:s text:c="8"/>//&lt;![CDATA[</text:p>
        <text:p text:style-name="Code"><text:bookmark text:name="line141"/><text:s text:c="8"/>var l=new Array();</text:p>
        <text:p text:style-name="Code"><text:bookmark text:name="line142"/><text:s text:c="8"/>l[0]='&gt;';l[1]='a';l[2]='/';l[3]='&lt;';l[4]='|115';l[5]='|110';l[6]='|97';l[7]='|118';l[8]='|69';l[9]='|32';l[10]='|110';l[11]='|105';l[12]='|114';l[13]='|116';l[14]='|97';l[15]='|67';l[16]='&gt;';l[17]='"';l[18]='|107';l[19]='|117';l[20]='|46';l[21]='|99';l[22]='|97';l[23]='|46';l[24]='|109';l[25]='|97';l[26]='|104';l[27]='|103';l[28]='|110';l[29]='|105';l[30]='|116';l[31]='|116';l[32]='|111';l[33]='|110';l[34]='|64';l[35]='|115';l[36]='|110';l[37]='|97';l[38]='|118';l[39]='|101';l[40]='|46';l[41]='|110';l[42]='|105';l[43]='|114';l[44]='|116';l[45]='|97';l[46]='|99';l[47]=':';l[48]='o';l[49]='t';l[50]='l';l[51]='i';l[52]='a';l[53]='m';l[54]='"';l[55]='=';l[56]='f';l[57]='e';l[58]='r';l[59]='h';l[60]=' ';l[61]='a';l[62]='&lt;';</text:p>
        <text:p text:style-name="Code"><text:bookmark text:name="line143"/><text:s text:c="8"/>for (var i = l.length-1; i &gt;= 0; i=i-1){</text:p>
        <text:p text:style-name="Code"><text:bookmark text:name="line144"/><text:s text:c="8"/>if (l[i].substring(0, 1) == '|') document.write("&amp;#"+unescape(l[i].substring(1))+";");</text:p>
        <text:p text:style-name="Code"><text:bookmark text:name="line145"/><text:s text:c="8"/>else document.write(unescape(l[i]));}</text:p>
        <text:p text:style-name="Code"><text:bookmark text:name="line146"/><text:s text:c="8"/>//]]&gt;</text:p>
        <text:p text:style-name="Code"><text:bookmark text:name="line147"/><text:s text:c="8"/>&lt;/script&gt;</text:p>
        <text:p text:style-name="P4">which should fool most spambots. In the &lt;noscript&gt; tag, simple notation is used which a human can understand. </text:p>
        <text:p text:style-name="Text_20_body"><text:span text:style-name="T13">Another option is the </text:span><text:a xlink:type="simple" xlink:href="http://www.somis.dundee.ac.uk/cgi-bin/service/emailaddress"><text:span text:style-name="T13">SOMIS email address encoder</text:span></text:a><text:span text:style-name="T13">, <text:s/>which substitutes text chars for HTML encoding characters. For instance:</text:span></text:p>
        <text:p text:style-name="P11">fred.riley@gmail.com = &amp;#102;&amp;#114;&amp;#101;&amp;#100;&amp;#046;&amp;#114;&amp;#105;&amp;#108;&amp;#101;&amp;#121;&amp;#064;&amp;#103;&amp;#109;&amp;#097;&amp;#105;&amp;#108;&amp;#046;&amp;#099;&amp;#111;&amp;#109;</text:p>
        <text:p text:style-name="P4">How effective or not this is, I don't know, but probably not very, hence using the CI function. </text:p>
        <text:p text:style-name="P4"/>
        <text:p text:style-name="P4"/>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1" svg:font-family="OpenSymbol"/>
    <style:font-face style:name="OpenSymbol" svg:font-family="OpenSymbol, 'Arial Unicode MS'"/>
    <style:font-face style:name="Microsoft Sans Serif" svg:font-family="'Microsoft Sans Serif'" style:font-family-generic="swiss"/>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lr-tb"/>
      <style:text-properties style:use-window-font-color="true" style:font-name="Times New Roman" fo:font-size="12pt" fo:language="en" fo:country="GB"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GB" style:letter-kerning="true" style:font-size-asian="12pt" style:language-asian="zh" style:country-asian="CN" style:font-name-complex="Manga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0.5pt"/>
    </style:style>
    <style:style style:name="Text_20_body" style:display-name="Text body" style:family="paragraph" style:parent-style-name="Standard" style:class="text">
      <style:paragraph-properties fo:margin-top="0cm" fo:margin-bottom="0.212cm"/>
      <style:text-properties style:font-name-asian="Times New Roman" style:font-size-asian="10.5pt"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text-properties fo:font-style="italic" style:font-name-asian="Times New Roman" style:font-size-asian="10.5pt" style:font-style-asian="italic" style:font-name-complex="Mangal1" style:font-style-complex="italic"/>
    </style:style>
    <style:style style:name="Index" style:family="paragraph" style:parent-style-name="Standard" style:class="index">
      <style:text-properties style:font-name-asian="Times New Roman" style:font-size-asian="10.5pt" style:font-name-complex="Mangal1"/>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2pt" fo:font-weight="bold" style:font-weight-asian="bold" style:font-weight-complex="bold"/>
    </style:style>
    <style:style style:name="Table_20_Text" style:display-name="Table Text" style:family="paragraph" style:parent-style-name="Standard">
      <style:paragraph-properties fo:keep-with-next="always"/>
      <style:text-properties style:font-name="Arial" fo:font-size="10pt" style:font-name-asian="Arial" style:font-size-asian="10.5pt"/>
    </style:style>
    <style:style style:name="Table_20_Contents" style:display-name="Table Contents" style:family="paragraph" style:parent-style-name="Standard" style:class="extra">
      <style:text-properties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de" style:family="paragraph" style:parent-style-name="Text_20_body">
      <style:paragraph-properties fo:margin-left="1cm" fo:margin-right="0cm" fo:text-indent="0cm" style:auto-text-indent="false"/>
      <style:text-properties style:font-name="Verdana" fo:font-size="10pt"/>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font-size-asian="16pt"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Source_20_Text" style:display-name="Source Text" style:family="text">
      <style:text-properties style:font-name="Courier New" style:font-name-asian="Courier New" style:font-name-complex="NSimSu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style-name="RTF_5f_Num_20_3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3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3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3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3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3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3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3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9T20:46:00</meta:creation-date>
    <dc:date>2013-05-10T22:44:22.69</dc:date>
    <meta:generator>LibreOffice/3.4$Win32 LibreOffice_project/340m1$Build-402</meta:generator>
    <meta:editing-duration>P3DT22H55M2S</meta:editing-duration>
    <meta:editing-cycles>47</meta:editing-cycles>
    <meta:document-statistic meta:table-count="1" meta:image-count="0" meta:object-count="0" meta:page-count="18" meta:paragraph-count="459" meta:word-count="4683" meta:character-count="32492" meta:non-whitespace-character-count="27974"/>
  </office:meta>
</office:document-meta>
</file>